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798cm"/>
    </style:style>
    <style:style style:name="TBL_5f_0_5f_0.C" style:display-name="TBL_0_0.C" style:family="table-column">
      <style:table-column-properties style:column-width="9.029cm"/>
    </style:style>
    <style:style style:name="TBL_5f_0_5f_0.D" style:display-name="TBL_0_0.D" style:family="table-column">
      <style:table-column-properties style:column-width="13.339cm"/>
    </style:style>
    <style:style style:name="TBL_5f_0_5f_0.E" style:display-name="TBL_0_0.E" style:family="table-column">
      <style:table-column-properties style:column-width="1.605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1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6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478cm"/>
    </style:style>
    <style:style style:name="TBL_5f_0_5f_0.S" style:display-name="TBL_0_0.S" style:family="table-column">
      <style:table-column-properties style:column-width="0.06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S2" style:display-name="TBL_0_0.S2" style:family="table-cell">
      <style:table-cell-properties style:vertical-align="top" fo:padding="0cm" fo:border="none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321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9" style:display-name="TBL_0_0.9" style:family="table-row">
      <style:table-row-properties style:row-height="2.094cm" style:use-optimal-row-height="fals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19" style:family="paragraph" style:parent-style-name="Standard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20" style:family="paragraph" style:parent-style-name="Standard" style:master-page-name="master_5f_0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row table:style-name="TBL_5f_0_5f_0.1">
          <table:table-cell table:style-name="TBL_5f_0_5f_0.A1" office:value-type="string">
            <text:p text:style-name="P2"><text:bookmark text:name="JR_PAGE_ANCHOR_0_1"/>Mes/Ano de Referencia:</text:p>
          </table:table-cell>
          <table:table-cell table:style-name="TBL_5f_0_5f_0.A1" table:number-columns-spanned="18" office:value-type="string">
            <text:p text:style-name="P2">Ag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2.246,00</text:p>
          </table:table-cell>
          <table:table-cell table:style-name="TBL_5f_0_5f_0.E5" office:value-type="string">
            <text:p text:style-name="P8">2.194,71</text:p>
          </table:table-cell>
          <table:table-cell table:style-name="TBL_5f_0_5f_0.E5" office:value-type="string">
            <text:p text:style-name="P8">42.509,4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9.012,8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392,38</text:p>
          </table:table-cell>
          <table:table-cell table:style-name="TBL_5f_0_5f_0.E5" office:value-type="string">
            <text:p text:style-name="P8">29.117,02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80</text:p>
          </table:table-cell>
          <table:table-cell table:style-name="TBL_5f_0_5f_0.B5" office:value-type="string">
            <text:p text:style-name="P7">THIAGO LIMA FEITOZ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869,30</text:p>
          </table:table-cell>
          <table:table-cell table:style-name="TBL_5f_0_5f_0.E5" office:value-type="string">
            <text:p text:style-name="P8">3.567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4.435,46</text:p>
          </table:table-cell>
          <table:table-cell table:style-name="TBL_5f_0_5f_0.E5" office:value-type="string">
            <text:p text:style-name="P8">1.187,24</text:p>
          </table:table-cell>
          <table:table-cell table:style-name="TBL_5f_0_5f_0.E5" office:value-type="string">
            <text:p text:style-name="P8">2.296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83,91</text:p>
          </table:table-cell>
          <table:table-cell table:style-name="TBL_5f_0_5f_0.E5" office:value-type="string">
            <text:p text:style-name="P8">10.951,55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5">Total Geral</text:p>
          </table:table-cell>
          <table:table-cell table:style-name="TBL_5f_0_5f_0.B5" office:value-type="string">
            <text:p text:style-name="P4">910</text:p>
          </table:table-cell>
          <table:table-cell table:style-name="TBL_5f_0_5f_0.B5" office:value-type="string">
            <text:p text:style-name="P1"/>
          </table:table-cell>
          <table:table-cell table:style-name="TBL_5f_0_5f_0.B5" office:value-type="string">
            <text:p text:style-name="P1"/>
          </table:table-cell>
          <table:table-cell table:style-name="TBL_5f_0_5f_0.E5" office:value-type="string">
            <text:p text:style-name="P6">6.919.474,56</text:p>
          </table:table-cell>
          <table:table-cell table:style-name="TBL_5f_0_5f_0.E5" office:value-type="string">
            <text:p text:style-name="P6">679.977,72</text:p>
          </table:table-cell>
          <table:table-cell table:style-name="TBL_5f_0_5f_0.E5" office:value-type="string">
            <text:p text:style-name="P6">1.058.978,54</text:p>
          </table:table-cell>
          <table:table-cell table:style-name="TBL_5f_0_5f_0.E5" office:value-type="string">
            <text:p text:style-name="P6">323.351,03</text:p>
          </table:table-cell>
          <table:table-cell table:style-name="TBL_5f_0_5f_0.E5" office:value-type="string">
            <text:p text:style-name="P6">330.446,28</text:p>
          </table:table-cell>
          <table:table-cell table:style-name="TBL_5f_0_5f_0.E5" office:value-type="string">
            <text:p text:style-name="P6">168.102,41</text:p>
          </table:table-cell>
          <table:table-cell table:style-name="TBL_5f_0_5f_0.E5" office:value-type="string">
            <text:p text:style-name="P6">277.108,10</text:p>
          </table:table-cell>
          <table:table-cell table:style-name="TBL_5f_0_5f_0.E5" office:value-type="string">
            <text:p text:style-name="P6">1.658.949,35</text:p>
          </table:table-cell>
          <table:table-cell table:style-name="TBL_5f_0_5f_0.E5" office:value-type="string">
            <text:p text:style-name="P6">11.416.387,99</text:p>
          </table:table-cell>
          <table:table-cell table:style-name="TBL_5f_0_5f_0.E5" office:value-type="string">
            <text:p text:style-name="P6">1.017.113,98</text:p>
          </table:table-cell>
          <table:table-cell table:style-name="TBL_5f_0_5f_0.E5" office:value-type="string">
            <text:p text:style-name="P6">1.642.423,94</text:p>
          </table:table-cell>
          <table:table-cell table:style-name="TBL_5f_0_5f_0.E5" office:value-type="string">
            <text:p text:style-name="P6">30.192,78</text:p>
          </table:table-cell>
          <table:table-cell table:style-name="TBL_5f_0_5f_0.E5" office:value-type="string">
            <text:p text:style-name="P6">2.689.730,70</text:p>
          </table:table-cell>
          <table:table-cell table:style-name="TBL_5f_0_5f_0.E5" office:value-type="string">
            <text:p text:style-name="P6">8.726.657,29</text:p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10">Data da última atualização:</text:p>
          </table:table-cell>
          <table:table-cell table:style-name="TBL_5f_0_5f_0.B5" office:value-type="string">
            <text:p text:style-name="P3">31/08/2019 13:46:52</text:p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S2" office:value-type="string">
            <text:p text:style-name="Standard"/>
          </table:table-cell>
        </table:table-row>
        <table:table-row table:style-name="TBL_5f_0_5f_0.9">
          <table:table-cell table:style-name="TBL_5f_0_5f_0.A5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B5" office:value-type="string">
            <text:p text:style-name="P7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E5" office:value-type="string">
            <text:p text:style-name="P8"/>
          </table:table-cell>
          <table:table-cell table:style-name="TBL_5f_0_5f_0.S2" office:value-type="string">
            <text:p text:style-name="Standard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8-18T09:58:09.189963613</dc:date>
    <meta:editing-duration>PT4M37S</meta:editing-duration>
    <meta:editing-cycles>1</meta:editing-cycles>
    <meta:document-statistic meta:table-count="1" meta:image-count="0" meta:object-count="0" meta:page-count="2" meta:paragraph-count="80" meta:word-count="373" meta:character-count="2761" meta:non-whitespace-character-count="2467"/>
  </office:meta>
</office:document-meta>
</file>